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table:number-columns-spanned="4" table:number-rows-spanned="1">
            <text:p>Meist benutztes Headmounted Display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>
            <text:p>Andere</text:p>
          </table:table-cell>
          <table:table-cell table:style-name="ce1" office:value-type="percentage" office:value="0.0935">
            <text:p>9,35%</text:p>
          </table:table-cell>
          <table:table-cell table:number-columns-repeated="6"/>
          <table:table-cell>
            <draw:frame table:end-cell-address="Tabelle1.P22" table:end-x="0.652cm" table:end-y="0.235cm" draw:z-index="0" draw:style-name="gr1" draw:text-style-name="P1" svg:width="15.999cm" svg:height="8.902cm" svg:x="0.46cm" svg:y="0.366cm">
              <draw:object draw:notify-on-update-of-ranges="Tabelle1.A2:Tabelle1.A8 Tabelle1.B2:Tabelle1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Windows Mixed Reality</text:p>
          </table:table-cell>
          <table:table-cell table:style-name="ce1" office:value-type="percentage" office:value="0.0557">
            <text:p>5,57%</text:p>
          </table:table-cell>
          <table:table-cell table:number-columns-repeated="7"/>
        </table:table-row>
        <table:table-row table:style-name="ro1">
          <table:table-cell office:value-type="string">
            <text:p>Oculus Rift</text:p>
          </table:table-cell>
          <table:table-cell table:style-name="ce2" office:value-type="percentage" office:value="0.0603">
            <text:p>6,03%</text:p>
          </table:table-cell>
          <table:table-cell table:number-columns-repeated="7"/>
        </table:table-row>
        <table:table-row table:style-name="ro1">
          <table:table-cell office:value-type="string">
            <text:p>HTC VIVE</text:p>
          </table:table-cell>
          <table:table-cell table:style-name="ce2" office:value-type="percentage" office:value="0.0705">
            <text:p>7,05%</text:p>
          </table:table-cell>
          <table:table-cell table:number-columns-repeated="7"/>
        </table:table-row>
        <table:table-row table:style-name="ro1">
          <table:table-cell office:value-type="string">
            <text:p>Oculus Rift S</text:p>
          </table:table-cell>
          <table:table-cell table:style-name="ce2" office:value-type="percentage" office:value="0.1341">
            <text:p>13,41%</text:p>
          </table:table-cell>
          <table:table-cell table:number-columns-repeated="7"/>
        </table:table-row>
        <table:table-row table:style-name="ro1">
          <table:table-cell office:value-type="string">
            <text:p>Valve Index HMD</text:p>
          </table:table-cell>
          <table:table-cell table:style-name="ce2" office:value-type="percentage" office:value="0.1724">
            <text:p>17,24%</text:p>
          </table:table-cell>
          <table:table-cell table:number-columns-repeated="7"/>
        </table:table-row>
        <table:table-row table:style-name="ro1">
          <table:table-cell office:value-type="string">
            <text:p>Meta Quest 2</text:p>
          </table:table-cell>
          <table:table-cell table:style-name="ce2" office:value-type="percentage" office:value="0.4135">
            <text:p>41,35%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Abgerufen am 25.01.203</text:p>
          </table:table-cell>
          <table:covered-table-cell/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Stand: Juli 2021 – Dezember 2022</text:p>
          </table:table-cell>
          <table:covered-table-cell/>
          <table:table-cell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Tabelle1.P43" table:end-x="0.504cm" table:end-y="0.107cm" draw:z-index="1" draw:style-name="gr1" draw:text-style-name="P1" svg:width="15.998cm" svg:height="8.98cm" svg:x="0.313cm" svg:y="0.16cm">
              <draw:object draw:notify-on-update-of-ranges="Tabelle1.A2:Tabelle1.A8 Tabelle1.B2:Tabelle1.B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5">25.01.2023</text:date>, <text:time>14:41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5T02:22:38.29</meta:creation-date>
    <dc:date>2023-01-25T14:41:18.25</dc:date>
    <meta:editing-duration>PT13M21S</meta:editing-duration>
    <meta:editing-cycles>4</meta:editing-cycles>
    <meta:generator>OpenOffice/4.1.13$Win32 OpenOffice.org_project/4113m1$Build-9810</meta:generator>
    <meta:document-statistic meta:table-count="3" meta:cell-count="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903cm" xlink:href=".." xlink:type="simple" chart:class="chart:ring" chart:style-name="ch1">
        <chart:legend chart:legend-position="end" svg:x="11.647cm" svg:y="2.567cm" style:legend-expansion="high" chart:style-name="ch2"/>
        <chart:plot-area chart:style-name="ch3" table:cell-range-address="Tabelle1.A2:Tabelle1.B8" chart:data-source-has-labels="column" svg:x="0.32cm" svg:y="0.669cm" svg:width="11.007cm" svg:height="8.056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384cm" svg:y="0.669cm" svg:width="10.878cm" svg:height="8.056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Tabelle1.A2:Tabelle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abelle1.B2:Tabelle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Andere</text:p>
                <draw:g>
                  <svg:desc>Tabelle1.A2:Tabelle1.A8</svg:desc>
                </draw:g>
              </table:table-cell>
              <table:table-cell office:value-type="float" office:value="0.0935">
                <text:p>0.0935</text:p>
                <draw:g>
                  <svg:desc>Tabelle1.B2:Tabelle1.B8</svg:desc>
                </draw:g>
              </table:table-cell>
            </table:table-row>
            <table:table-row>
              <table:table-cell office:value-type="string">
                <text:p>Windows Mixed Reality</text:p>
              </table:table-cell>
              <table:table-cell office:value-type="float" office:value="0.0557">
                <text:p>0.0557</text:p>
              </table:table-cell>
            </table:table-row>
            <table:table-row>
              <table:table-cell office:value-type="string">
                <text:p>Oculus Rift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string">
                <text:p>HTC VIVE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Oculus Rift S</text:p>
              </table:table-cell>
              <table:table-cell office:value-type="float" office:value="0.1341">
                <text:p>0.1341</text:p>
              </table:table-cell>
            </table:table-row>
            <table:table-row>
              <table:table-cell office:value-type="string">
                <text:p>Valve Index HMD</text:p>
              </table:table-cell>
              <table:table-cell office:value-type="float" office:value="0.1724">
                <text:p>0.1724</text:p>
              </table:table-cell>
            </table:table-row>
            <table:table-row>
              <table:table-cell office:value-type="string">
                <text:p>Meta Quest 2</text:p>
              </table:table-cell>
              <table:table-cell office:value-type="float" office:value="0.4135">
                <text:p>0.4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circle" chart:style-name="ch1">
        <chart:legend chart:legend-position="end" svg:x="11.646cm" svg:y="2.606cm" style:legend-expansion="high" chart:style-name="ch2"/>
        <chart:plot-area chart:style-name="ch3" table:cell-range-address="Tabelle1.A2:Tabelle1.B8" chart:data-source-has-labels="column" svg:x="0.319cm" svg:y="0.672cm" svg:width="11.008cm" svg:height="8.13cm">
          <chartooo:coordinate-region svg:x="1.758cm" svg:y="0.673cm" svg:width="8.129cm" svg:height="8.129cm"/>
          <chart:axis chart:dimension="x" chart:name="primary-x" chart:style-name="ch4" chartooo:axis-type="auto">
            <chartooo:date-scale/>
            <chart:categories table:cell-range-address="Tabelle1.A2:Tabelle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Andere</text:p>
                <draw:g>
                  <svg:desc>Tabelle1.A2:Tabelle1.A8</svg:desc>
                </draw:g>
              </table:table-cell>
              <table:table-cell office:value-type="float" office:value="0.0935">
                <text:p>0.0935</text:p>
                <draw:g>
                  <svg:desc>Tabelle1.B2:Tabelle1.B8</svg:desc>
                </draw:g>
              </table:table-cell>
            </table:table-row>
            <table:table-row>
              <table:table-cell office:value-type="string">
                <text:p>Windows Mixed Reality</text:p>
              </table:table-cell>
              <table:table-cell office:value-type="float" office:value="0.0557">
                <text:p>0.0557</text:p>
              </table:table-cell>
            </table:table-row>
            <table:table-row>
              <table:table-cell office:value-type="string">
                <text:p>Oculus Rift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string">
                <text:p>HTC VIVE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Oculus Rift S</text:p>
              </table:table-cell>
              <table:table-cell office:value-type="float" office:value="0.1341">
                <text:p>0.1341</text:p>
              </table:table-cell>
            </table:table-row>
            <table:table-row>
              <table:table-cell office:value-type="string">
                <text:p>Valve Index HMD</text:p>
              </table:table-cell>
              <table:table-cell office:value-type="float" office:value="0.1724">
                <text:p>0.1724</text:p>
              </table:table-cell>
            </table:table-row>
            <table:table-row>
              <table:table-cell office:value-type="string">
                <text:p>Meta Quest 2</text:p>
              </table:table-cell>
              <table:table-cell office:value-type="float" office:value="0.4135">
                <text:p>0.4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